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a711c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7bcba" officeooo:paragraph-rsid="02a7bcba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91fa8" officeooo:paragraph-rsid="02a91fa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8fe2" officeooo:paragraph-rsid="02af8fe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2666b47" officeooo:paragraph-rsid="026da979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e294" officeooo:paragraph-rsid="02afe294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3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24c8e7" officeooo:paragraph-rsid="022c494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224c8e7" officeooo:paragraph-rsid="022c494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37" style:family="paragraph" style:parent-style-name="Table_20_Contents">
      <style:text-properties officeooo:paragraph-rsid="02cd57f0"/>
    </style:style>
    <style:style style:name="P38" style:family="paragraph" style:parent-style-name="Table_20_Contents">
      <style:text-properties officeooo:rsid="02d13c28" officeooo:paragraph-rsid="02d13c28"/>
    </style:style>
    <style:style style:name="P3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2c05784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font-weight="bold" officeooo:rsid="02be7dea" style:font-name-asian="Times New Roman1" style:font-weight-asian="bold" style:font-size-complex="14pt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officeooo:rsid="025ef44f"/>
    </style:style>
    <style:style style:name="T15" style:family="text">
      <style:text-properties officeooo:rsid="025fcb44"/>
    </style:style>
    <style:style style:name="T16" style:family="text">
      <style:text-properties officeooo:rsid="02623231"/>
    </style:style>
    <style:style style:name="T17" style:family="text">
      <style:text-properties officeooo:rsid="02653bf0"/>
    </style:style>
    <style:style style:name="T18" style:family="text">
      <style:text-properties officeooo:rsid="02657e35"/>
    </style:style>
    <style:style style:name="T19" style:family="text">
      <style:text-properties officeooo:rsid="02666b47"/>
    </style:style>
    <style:style style:name="T20" style:family="text">
      <style:text-properties officeooo:rsid="0266ec9c"/>
    </style:style>
    <style:style style:name="T21" style:family="text">
      <style:text-properties officeooo:rsid="026a4637"/>
    </style:style>
    <style:style style:name="T22" style:family="text">
      <style:text-properties officeooo:rsid="026da979"/>
    </style:style>
    <style:style style:name="T23" style:family="text">
      <style:text-properties officeooo:rsid="02843557"/>
    </style:style>
    <style:style style:name="T24" style:family="text">
      <style:text-properties officeooo:rsid="028622c5"/>
    </style:style>
    <style:style style:name="T25" style:family="text">
      <style:text-properties officeooo:rsid="028b1237"/>
    </style:style>
    <style:style style:name="T26" style:family="text">
      <style:text-properties officeooo:rsid="0290cab9"/>
    </style:style>
    <style:style style:name="T27" style:family="text">
      <style:text-properties officeooo:rsid="02965d32"/>
    </style:style>
    <style:style style:name="T28" style:family="text">
      <style:text-properties officeooo:rsid="0297bec6"/>
    </style:style>
    <style:style style:name="T29" style:family="text">
      <style:text-properties officeooo:rsid="02a001a3"/>
    </style:style>
    <style:style style:name="T30" style:family="text">
      <style:text-properties officeooo:rsid="02a31737"/>
    </style:style>
    <style:style style:name="T31" style:family="text">
      <style:text-properties officeooo:rsid="02b165b0"/>
    </style:style>
    <style:style style:name="T32" style:family="text">
      <style:text-properties officeooo:rsid="02b21872"/>
    </style:style>
    <style:style style:name="T33" style:family="text">
      <style:text-properties officeooo:rsid="02b66b73"/>
    </style:style>
    <style:style style:name="T34" style:family="text">
      <style:text-properties officeooo:rsid="02b6da6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2d2b0d2" style:font-weight-asian="normal" style:font-weight-complex="normal"/>
    </style:style>
    <style:style style:name="T37" style:family="text">
      <style:text-properties officeooo:rsid="02cd57f0"/>
    </style:style>
    <style:style style:name="T38" style:family="text">
      <style:text-properties officeooo:rsid="02d2b0d2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2in" draw:visible-area-height="1.9902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1">3</text:span></text:p>
      <text:p text:style-name="P25"><text:span text:style-name="T9"><text:line-break/></text:span><text:span text:style-name="T3">з дисципліни «</text:span><text:span text:style-name="T4">Безпека програм та даних </text:span><text:span text:style-name="T12">»</text:span></text:p>
      <text:p text:style-name="P31"/>
      <text:p text:style-name="P39"><text:span text:style-name="T5">на тему: </text:span><text:span text:style-name="T6">«Захист від копіювання. Прив'язка до апаратного забезпечення. Використання реєстру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3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35"><text:span text:style-name="T8">Тема. </text:span><text:span text:style-name="T6">Захист від копіювання. Прив'язка до апаратного забезпечення. Використання реєстру.</text:span></text:p>
      <text:p text:style-name="P13">Мета. <text:span text:style-name="T7">Ознайомитися з можливостями «прив'язки» до характеристик комп'ютера.</text:span></text:p>
      <text:p text:style-name="P34">Завдання. <text:span text:style-name="T35">Розробити програму, що реалізовує прив'язку до комп'ютера, використовуючи</text:span></text:p>
      <text:p text:style-name="P33">сукупність характеристик відповідно до варіанту завдання. Домогтися того, щоб програма</text:p>
      <text:p text:style-name="P33">не запускалася на інших комп'ютерах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7"><text:span text:style-name="T37">#</text:span>варіанту</text:p>
          </table:table-cell>
          <table:table-cell table:style-name="Table1.B1" office:value-type="string">
            <text:p text:style-name="P36">Характеристики</text:p>
          </table:table-cell>
        </table:table-row>
        <table:table-row>
          <table:table-cell table:style-name="Table1.A2" office:value-type="string">
            <text:p text:style-name="P38">6</text:p>
          </table:table-cell>
          <table:table-cell table:style-name="Table1.B2" office:value-type="string">
            <text:p text:style-name="Table_20_Contents">Версія БІОС, ім'я користувача</text:p>
          </table:table-cell>
        </table:table-row>
      </table:table>
      <text:p text:style-name="P34">Текст програми. <text:a xlink:type="simple" xlink:href="https://github.com/dazzlemon/diit_121-ipz_y4_software_security/blob/main/3/src/main.cpp" text:style-name="Internet_20_link" text:visited-style-name="Visited_20_Internet_20_Link"><text:span text:style-name="T36">github</text:span></text:a></text:p>
      <text:p text:style-name="P33"/>
      <text:p text:style-name="P24">Лабораторна робота виконана на ОС linux тому використані функції відрізняються від наведених в методичних вказівках, але хід роботи збереже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4:42:48.878673441</dc:date>
    <meta:editing-duration>PT12H44M42S</meta:editing-duration>
    <meta:editing-cycles>670</meta:editing-cycles>
    <meta:generator>LibreOffice/7.3.6.2$Linux_X86_64 LibreOffice_project/30$Build-2</meta:generator>
    <meta:document-statistic meta:table-count="1" meta:image-count="0" meta:object-count="1" meta:page-count="2" meta:paragraph-count="25" meta:word-count="114" meta:character-count="909" meta:non-whitespace-character-count="813"/>
  </office:meta>
</office:document-meta>
</file>